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MBeanClientInterceptorTests.onSet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moteMBeanClientInterceptorTests.getServer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moteMBeanClientInterceptorTests.getServic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MBeanClientInterceptorTests.tearDow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